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cript&gt;</text:p>
      <text:p text:style-name="Standard">function validateForm() {</text:p>
      <text:p text:style-name="Standard"><text:s text:c="2"/>var x = document.forms["myForm"]["fname"].value;</text:p>
      <text:p text:style-name="Standard"><text:s text:c="2"/>if (x == "") {</text:p>
      <text:p text:style-name="Standard"><text:s text:c="4"/>alert("Name must be filled out");</text:p>
      <text:p text:style-name="Standard"><text:s text:c="4"/>return false;</text:p>
      <text:p text:style-name="Standard"><text:s text:c="2"/>}</text:p>
      <text:p text:style-name="Standard">}</text:p>
      <text:p text:style-name="Standard">&lt;/script&gt;</text:p>
      <text:p text:style-name="Standard">&lt;/head&gt;</text:p>
      <text:p text:style-name="Standard">&lt;body&gt;</text:p>
      <text:p text:style-name="Standard"/>
      <text:p text:style-name="Standard">&lt;form name="myForm" action="/action_page.php" onsubmit="return validateForm()" method="post"&gt;</text:p>
      <text:p text:style-name="Standard"><text:s text:c="2"/>Name: &lt;input type="text" name="fname"&gt;</text:p>
      <text:p text:style-name="Standard"><text:s text:c="2"/>&lt;input type="submit" value="Submit"&gt;</text:p>
      <text:p text:style-name="Standard">&lt;/form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22:24.992017057</meta:creation-date>
    <dc:date>2019-03-01T14:22:50.929261483</dc:date>
    <meta:editing-duration>PT27S</meta:editing-duration>
    <meta:editing-cycles>1</meta:editing-cycles>
    <meta:document-statistic meta:table-count="0" meta:image-count="0" meta:object-count="0" meta:page-count="1" meta:paragraph-count="20" meta:word-count="45" meta:character-count="398" meta:non-whitespace-character-count="355"/>
    <meta:generator>LibreOffice/6.0.7.3$Linux_X86_64 LibreOffice_project/00m0$Build-3</meta:generator>
  </office:meta>
</office:document-meta>
</file>